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b Garamond" svg:font-family="'Eb Garamon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Roboto" svg:font-family="Roboto, Helvetica,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rsid="0019af26" officeooo:paragraph-rsid="0019af26"/>
    </style:style>
    <style:style style:name="P3" style:family="paragraph" style:parent-style-name="Heading_20_1">
      <style:paragraph-properties fo:padding="0.049cm" fo:border="0.06pt solid #d9d9e3"/>
      <style:text-properties fo:font-variant="normal" fo:text-transform="none" style:font-name="Eb Garamond" fo:font-size="14pt" fo:letter-spacing="normal" fo:font-style="normal" fo:font-weight="normal" style:font-size-asian="14pt" style:font-size-complex="14pt"/>
    </style:style>
    <style:style style:name="P4" style:family="paragraph" style:parent-style-name="Text_20_body">
      <style:paragraph-properties fo:padding="0.049cm" fo:border="0.06pt solid #d9d9e3"/>
      <style:text-properties officeooo:rsid="0019b652" officeooo:paragraph-rsid="0019b652"/>
    </style:style>
    <style:style style:name="P5" style:family="paragraph" style:parent-style-name="Text_20_body">
      <style:paragraph-properties fo:padding="0.049cm" fo:border="0.06pt solid #d9d9e3"/>
    </style:style>
    <style:style style:name="P6" style:family="paragraph" style:parent-style-name="Text_20_body">
      <style:paragraph-properties fo:padding="0.049cm" fo:border="0.06pt solid #d9d9e3"/>
      <style:text-properties officeooo:rsid="0019f9d4" officeooo:paragraph-rsid="0019f9d4"/>
    </style:style>
    <style:style style:name="P7" style:family="paragraph" style:parent-style-name="Text_20_body">
      <style:paragraph-properties fo:padding="0.049cm" fo:border="0.06pt solid #d9d9e3"/>
      <style:text-properties officeooo:paragraph-rsid="0019f9d4"/>
    </style:style>
    <style:style style:name="P8" style:family="paragraph" style:parent-style-name="Text_20_body">
      <style:paragraph-properties fo:padding="0.049cm" fo:border="0.06pt solid #d9d9e3"/>
      <style:text-properties fo:color="#000000" loext:opacity="100%" style:font-name="Liberation Serif" fo:font-size="12pt" officeooo:paragraph-rsid="0019f9d4" style:font-size-asian="12pt" style:font-size-complex="12pt"/>
    </style:style>
    <style:style style:name="T1" style:family="text">
      <style:text-properties loext:padding="0.049cm" loext:border="0.06pt solid #d9d9e3"/>
    </style:style>
    <style:style style:name="T2" style:family="text">
      <style:text-properties officeooo:rsid="0019f9d4"/>
    </style:style>
    <style:style style:name="T3" style:family="text">
      <style:text-properties fo:font-variant="normal" fo:text-transform="none" fo:color="#525457" loext:opacity="100%" style:font-name="Open Sans" fo:font-size="8.39999961853027pt" fo:letter-spacing="normal" fo:font-style="normal" fo:font-weight="normal"/>
    </style:style>
    <style:style style:name="T4" style:family="text">
      <style:text-properties fo:font-variant="normal" fo:text-transform="none" fo:color="#111111" loext:opacity="100%" style:font-name="Roboto" fo:font-size="9.60000038146973pt" fo:letter-spacing="normal" fo:font-style="normal"/>
    </style:style>
    <style:style style:name="T5" style:family="text">
      <style:text-properties fo:font-variant="normal" fo:text-transform="none" fo:color="#111111" loext:opacity="100%" style:font-name="Roboto" fo:font-size="9.60000038146973pt"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9f9d4"/>
    </style:style>
    <style:style style:name="T8" style:family="text">
      <style:text-properties fo:font-variant="normal" fo:text-transform="none" fo:color="#000000" loext:opacity="100%" style:font-name="Helvetica Neue" fo:font-size="9.60000038146973pt" fo:letter-spacing="normal" fo:font-style="normal" fo:font-weight="normal"/>
    </style:style>
    <style:style style:name="T9" style:family="text">
      <style:text-properties fo:font-variant="normal" fo:text-transform="none" fo:color="#000000" loext:opacity="100%" style:font-name="Helvetica Neue" fo:font-size="9.60000038146973pt" fo:letter-spacing="normal" fo:font-style="normal" fo:font-weight="normal" officeooo:rsid="0019f9d4"/>
    </style:style>
    <style:style style:name="T10" style:family="text">
      <style:text-properties fo:font-variant="normal" fo:text-transform="none" fo:color="#000000" loext:opacity="100%" style:font-name="Helvetica Neue" fo:letter-spacing="normal" fo:font-style="normal" fo:font-weight="normal"/>
    </style:style>
    <style:style style:name="T11" style:family="text">
      <style:text-properties fo:font-variant="normal" fo:text-transform="none" fo:color="#000000" loext:opacity="100%" style:font-name="Helvetica Neue" fo:letter-spacing="normal" fo:font-style="normal" fo:font-weight="normal" officeooo:rsid="0019f9d4"/>
    </style:style>
    <style:style style:name="T12" style:family="text">
      <style:text-properties fo:font-variant="normal" fo:text-transform="none" fo:color="#000000" loext:opacity="100%" style:font-name="Helvetica Neue" fo:font-size="12pt" fo:letter-spacing="normal" fo:font-style="normal" fo:font-weight="normal" style:font-size-asian="12pt" style:font-size-complex="12pt"/>
    </style:style>
    <style:style style:name="T13" style:family="text">
      <style:text-properties fo:font-variant="normal" fo:text-transform="none" fo:color="#000000" loext:opacity="100%" style:font-name="Helvetica Neue" fo:font-size="12pt" fo:letter-spacing="normal" fo:font-style="normal" fo:font-weight="normal" officeooo:rsid="0019f9d4" style:font-size-asian="12pt" style:font-size-complex="12pt"/>
    </style:style>
    <style:style style:name="T14" style:family="text">
      <style:text-properties fo:font-variant="normal" fo:text-transform="none" fo:color="#000000" loext:opacity="100%" fo:font-size="12pt" fo:letter-spacing="normal" fo:font-style="normal" fo:font-weight="normal" style:font-size-asian="12pt" style:font-size-complex="12pt"/>
    </style:style>
    <style:style style:name="T15" style:family="text">
      <style:text-properties fo:font-variant="normal" fo:text-transform="none" fo:color="#000000" loext:opacity="100%" fo:font-size="12pt" fo:letter-spacing="normal" fo:font-style="normal" fo:font-weight="normal" officeooo:rsid="0019f9d4"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19f9d4"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19f9d4" style:font-size-asian="12pt" style:font-size-complex="12pt"/>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9f9d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EP, Livret A, LDDS, PEL… Combien vous rapporteront vos livrets à partir du 1er janvier ?</text:h>
      <text:p text:style-name="P1"><text:a xlink:type="simple" xlink:href="https://www.capital.fr/votre-argent/lep-livret-a-ldds-pel-combien-vous-rapporteront-vos-livrets-a-partir-du-1er-janvier-1489636" text:style-name="Internet_20_link" text:visited-style-name="Visited_20_Internet_20_Link">LEP, Livret A, LDDS, PEL… combien vous rapporteront vos livrets à partir du 1er janvier ? - Capital.fr</text:a> </text:p>
      <text:p text:style-name="P1"><text:a xlink:type="simple" xlink:href="https://www.lesechos.fr/patrimoine/placement/livret-a-lep-pel-les-nouveaux-taux-de-lepargne-reglementee-2044236" text:style-name="Internet_20_link" text:visited-style-name="Visited_20_Internet_20_Link">Livret A, LEP, PEL… les nouveaux taux de l'épargne réglementée | Les Echos</text:a> </text:p>
      <text:p text:style-name="P1"><text:a xlink:type="simple" xlink:href="https://www.banque-france.fr/fr/statistiques/les-statistiques-par-thematique/taux-et-cours" text:style-name="Internet_20_link" text:visited-style-name="Visited_20_Internet_20_Link">Taux et cours | Banque de France (banque-france.fr)</text:a> </text:p>
      <text:p text:style-name="P1"/>
      <text:p text:style-name="P4">Les factures viennent de tomber, les fin de moins sont compliqués vous songez à investir afin de faire fasse à cette pente qu ‘est l’inflation cela tombe bien notre chronique du jour est fait pour vous.</text:p>
      <text:p text:style-name="P1">"Bonjour à tous, et bienvenue dans notre chronique financière où nous plongeons dans le monde des livrets d'épargne <text:span text:style-name="T2">en effet le debut de l’année signifie donc</text:span> <text:span text:style-name="T2">la taditionnelle mis à jour des rémunération des livret</text:span> . <text:span text:style-name="T2">Préparer vos compte d’investissment</text:span>, car nous allons explorer <text:span text:style-name="T2">le monde D</text:span>es rendements, <text:span text:style-name="T2">D</text:span>es taux, et <text:span text:style-name="T2">tout actif qui peuvent</text:span> affecter vos finances cette année.</text:p>
      <text:p text:style-name="P6">DEF : actifs</text:p>
      <text:p text:style-name="P7"><text:span text:style-name="T2">actifs: </text:span><text:span text:style-name="T5">un actif financier est</text:span><text:span text:style-name="Strong_20_Emphasis"><text:span text:style-name="T4"> </text:span></text:span><text:span text:style-name="Strong_20_Emphasis"><text:span text:style-name="T5">un bien que l’on ne peut pas toucher (immatériel) et qui revêt une nature monétaire.</text:span></text:span></text:p>
      <text:p text:style-name="P1">Commençons avec la star de l'année dernière, le Livret d'épargne populaire (LEP) <text:span text:style-name="T2">crée à l’origine pour permettre à des gens moins à l’aise financièrement de se sortir de leurs condition</text:span>, qui a offert un rendement remarquable de 6% <text:span text:style-name="T2">durant l’année 2023</text:span>. <text:span text:style-name="T2">Va malheuresemnt être boulversée par cette année 2024 qui devrait faire chuter son taux</text:span> à 4,1% en février. Si vous êtes éligible, janvier pourrait être votre dernière chance de profiter de ce rendement historique.</text:p>
      <text:p text:style-name="P1"/>
      <text:p text:style-name="P1">Passons maintenant au Livret A, le favori de millions de Français. Son taux reste solide à 3% jusqu'en janvier 2025, assurant une rémunération stable malgré une inflation en baisse. Un choix fiable pour ceux qui cherchent la stabilité. <text:span text:style-name="T2">La solution du livret A reste viable d’après 2 sources connue lemonde et banque-france l’inflation durant l’année 2024 serait de 2,5 %. Qui permettrait de ne pas perdre d’argent en investissent</text:span></text:p>
      <text:p text:style-name="P1"/>
      <text:p text:style-name="P7"><text:span text:style-name="T2">DEF : </text:span><text:span text:style-name="T3">L'inflation est la perte du pouvoir d'achat de la monnaie qui se traduit par une augmentation générale et durable des prix.</text:span> </text:p>
      <text:p text:style-name="P1"/>
      <text:p text:style-name="P1">Le Livret de développement durable et solidaire (LDDS) offre également un taux de 3%, en faisant un compagnon idéal au Livret A. Avec une rémunération supérieure à l'inflation, il pourrait être le complément parfait pour ceux qui ont atteint le plafond du Livret A <text:span text:style-name="T2">et qui pense à l’environnement</text:span>.</text:p>
      <text:p text:style-name="P8"><text:span text:style-name="T7">En effet </text:span><text:span text:style-name="T6">le LDDS a pour objectif d'encourager l'épargne tout en mobilisant une partie de ces fonds vers des projets bénéfiques pour la société et l'environnement.</text:span> <text:span text:style-name="T2">Par exemple en invesstissent dans un LDDS vous investissez dans des projet comme COOP BREIZH qui promue la culture bretonne.</text:span></text:p>
      <text:p text:style-name="P1"><text:soft-page-break/></text:p>
      <text:p text:style-name="P1"><text:span text:style-name="T2">Qui dit livret dit plafond. </text:span>En parlant de plafond <text:span text:style-name="T2">d’aileurs </text:span>le Plan d'épargne logement (PEL) <text:span text:style-name="T2">va voir </text:span>son taux augmenter à 2,25% en 2024. Cependant, malgré cette hausse, le rendement net est inférieur à d'autres options <text:span text:style-name="T2">et même plus faible que l’inflation</text:span>, ce qui soulève des questions sur sa pertinence par rapport à d'autres choix sur le marché. <text:span text:style-name="T2">Je vous laisse en débattre sur notre le notre site. Nous allons poursuivre sur la conclusion de cette chronique pour enfin passer </text:span></text:p>
      <text:p text:style-name="P1"/>
      <text:p text:style-name="P7">En conclusion, que vous recherchiez des rendements élevés, une stabilité à long terme, ou une combinaison des deux, l'année 2024 offre une gamme de choix pour répondre à vos besoins financiers. <text:span text:style-name="T2">C</text:span>haque choix d'épargne a ses propres avantages et inconvénients. Il est crucial de comprendre <text:span text:style-name="T2">vos</text:span> objectifs financiers, <text:span text:style-name="T2">votre</text:span> tolérance au risque, et <text:span text:style-name="T2">vos</text:span> besoins à court et à long terme afin de prendre des décisions <text:span text:style-name="T2">judicieuse</text:span>. </text:p>
      <text:p text:style-name="P1"/>
      <text:p text:style-name="P6">**************** Presentation de livres****************</text:p>
      <text:p text:style-name="P7"><text:span text:style-name="T21">Cette semaine notre livre provient d’avenue des investisseurs est un most afin d’apprendre</text:span><text:span text:style-name="Strong_20_Emphasis"><text:span text:style-name="T16"> diversifier votre patrimoine, </text:span></text:span><text:span text:style-name="Strong_20_Emphasis"><text:span text:style-name="T17">il se decoupent en 21 chapitres, 5 quiz pour tester vos acquis et</text:span></text:span><text:span text:style-name="Strong_20_Emphasis"><text:span text:style-name="T16"> toutes les explications </text:span></text:span><text:span text:style-name="Strong_20_Emphasis"><text:span text:style-name="T17">sont</text:span></text:span><text:span text:style-name="Strong_20_Emphasis"><text:span text:style-name="T16"> appuyées par des graphiques et des illustrations.</text:span></text:span><text:span text:style-name="T20"> </text:span></text:p>
      <text:p text:style-name="P6"/>
      <text:p text:style-name="P1">Merci de nous avoir rejoints aujourd'hui, et à la prochaine fois pour plus d'informations sur vos finances personnelles."</text:p>
      <text:p text:style-name="P2"/>
      <text:p text:style-name="P2"/>
      <text:p text:style-name="P2">INFO COMPLEMENTAIRES :</text:p>
      <text:p text:style-name="P2"><text:span text:style-name="Strong_20_Emphasis"><text:span text:style-name="T1">Le Livret d'Épargne Populaire (LEP):</text:span></text:span> Outre son rendement attractif, le LEP offre des avantages fiscaux intéressants. Les intérêts générés par ce livret sont exonérés de l'impôt sur le revenu pour les personnes éligibles. Cela en fait un choix avantageux pour les épargnants modestes cherchant à maximiser leurs gains nets.</text:p>
      <text:p text:style-name="P1"><text:span text:style-name="Strong_20_Emphasis"><text:span text:style-name="T1">Le Livret A et le Livret de Développement Durable et Solidaire (LDDS):</text:span></text:span> Ces deux livrets sont exonérés d'impôt sur le revenu et des prélèvements sociaux, ce qui signifie que les intérêts que vous gagnez sont nets d'impôt. De plus, le Livret A peut être ouvert dès la naissance, offrant une opportunité d'épargne précoce pour les enfants.</text:p>
      <text:p text:style-name="P1"><text:span text:style-name="Strong_20_Emphasis"><text:span text:style-name="T1">Le Plan d'Épargne Logement (PEL):</text:span></text:span> Bien que le taux du PEL augmente à 2,25%, il est important de noter que ce taux est soumis à la fiscalité. Cela signifie que les intérêts seront imposés à la "flat tax" de 30%, réduisant le rendement net réel. Avant de choisir le PEL, les épargnants doivent prendre en compte cet aspect fiscal.</text:p>
      <text:p text:style-name="P1"><text:span text:style-name="Strong_20_Emphasis"><text:span text:style-name="T1">Le Compte Épargne Logement (CEL):</text:span></text:span> Le CEL, tout comme le PEL, offre des facilités pour l'obtention d'un prêt immobilier. Cependant, avec un taux de 2%, il est crucial de considérer si cet <text:soft-page-break/>avantage pour un prêt immobilier justifie le rendement potentiellement inférieur par rapport à d'autres livrets.</text:p>
      <text:p text:style-name="P1"><text:span text:style-name="Strong_20_Emphasis"><text:span text:style-name="T1">Alternatives:</text:span></text:span> En dehors des livrets réglementés, les épargnants pourraient envisager des alternatives telles que les assurances-vie, les placements en bourse, ou les comptes à terme. Ces options peuvent offrir des rendements plus élevés, mais elles impliquent également un niveau de risque plus élevé. La diversification de l'épargne entre plusieurs types de placements peut être une stratégie pour équilibrer rendement et sécurité.</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b Garamond" svg:font-family="'Eb Garamon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Roboto" svg:font-family="Roboto, Helvetica,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21:48:55.732000000</meta:creation-date>
    <dc:date>2024-01-14T16:02:54.889000000</dc:date>
    <meta:editing-duration>PT13H9M39S</meta:editing-duration>
    <meta:editing-cycles>4</meta:editing-cycles>
    <meta:generator>sFree_Office_for_Docs_and_PDF/7.4.2.3$Windows_X86_64 LibreOffice_project/382eef1f22670f7f4118c8c2dd222ec7ad009daf</meta:generator>
    <meta:document-statistic meta:table-count="0" meta:image-count="0" meta:object-count="0" meta:page-count="3" meta:paragraph-count="24" meta:word-count="920" meta:character-count="5709" meta:non-whitespace-character-count="4806"/>
  </office:meta>
</office:document-meta>
</file>